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8354in" fo:margin-left="-0.5563in" table:align="left"/>
    </style:style>
    <style:style style:name="Table1.A" style:family="table-column">
      <style:table-column-properties style:column-width="3.9007in"/>
    </style:style>
    <style:style style:name="Table1.B" style:family="table-column">
      <style:table-column-properties style:column-width="3.9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weight="bold" officeooo:paragraph-rsid="000a7477" style:font-weight-asian="bold" style:font-weight-complex="bold"/>
    </style:style>
    <style:style style:name="P2" style:family="paragraph" style:parent-style-name="Table_20_Contents" style:list-style-name="L1">
      <style:text-properties fo:font-weight="normal" officeooo:paragraph-rsid="000a7477" style:font-weight-asian="normal" style:font-weight-complex="normal"/>
    </style:style>
    <style:style style:name="T1" style:family="text">
      <style:text-properties officeooo:rsid="000a74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34. Principy a struktury správy souborů a paměti</text:span></text:p>
            <text:p text:style-name="P1"><text:span text:style-name="T1">a) souborový systém</text:span></text:p>
            <text:list xml:id="list397716796" text:style-name="L1">
              <text:list-item>
                <text:p text:style-name="P2"><text:span text:style-name="T1">co to je soubor, co to je adresář</text:span></text:p>
              </text:list-item>
              <text:list-item>
                <text:p text:style-name="P2"><text:span text:style-name="T1">jak se soubor uložen na disku (alokační blok, spojité uložení, nespojité)</text:span></text:p>
              </text:list-item>
              <text:list-item>
                <text:p text:style-name="P2"><text:span text:style-name="T1">externí/interní fragmentace</text:span></text:p>
              </text:list-item>
              <text:list-item>
                <text:p text:style-name="P2"><text:span text:style-name="T1">logický disk -&gt; MBR -&gt; partition -&gt; file system</text:span></text:p>
              </text:list-item>
              <text:list-item>
                <text:p text:style-name="P2"><text:span text:style-name="T1">unix fs (metadata fs, tabulka i-uzlů, data)</text:span></text:p>
              </text:list-item>
              <text:list-item>
                <text:p text:style-name="P2"><text:span text:style-name="T1">co obsahuje i-uzel (jméno souboru tam není)</text:span></text:p>
              </text:list-item>
              <text:list-item>
                <text:p text:style-name="P2"><text:span text:style-name="T1">extent - kolekce alokačních bloků</text:span></text:p>
              </text:list-item>
              <text:list-item>
                <text:p text:style-name="P2"><text:span text:style-name="T1">ext4 - ukazatele na extenty, B+ vyhledávací strom (klíčem je číslo alokačního bloku)</text:span></text:p>
              </text:list-item>
              <text:list-item>
                <text:p text:style-name="P2"><text:span text:style-name="T1">NTFS - MFT (Master File Table), jeden soubor nejméně jeden řádek, zase odkazy na extenty jako B+ strom</text:span></text:p>
              </text:list-item>
              <text:list-item>
                <text:p text:style-name="P2"><text:span text:style-name="T1">organizace volného prostroru (bitové pole)</text:span></text:p>
              </text:list-item>
              <text:list-item>
                <text:p text:style-name="P2"><text:span text:style-name="T1">adresář obsahuje dvojce (jm. souboru, č. i-uzlu)</text:span></text:p>
              </text:list-item>
              <text:list-item>
                <text:p text:style-name="P2"><text:span text:style-name="T1">přístupová práva, stricky bit, SUID, GUID</text:span></text:p>
              </text:list-item>
            </text:list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429in" fo:margin-bottom="0.257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txh </meta:initial-creator>
    <meta:creation-date>2014-06-05T22:09:31</meta:creation-date>
    <dc:date>2014-06-05T22:20:29</dc:date>
    <dc:creator>hitxh </dc:creator>
    <meta:editing-duration>P0D</meta:editing-duration>
    <meta:editing-cycles>1</meta:editing-cycles>
    <meta:document-statistic meta:table-count="1" meta:image-count="0" meta:object-count="0" meta:page-count="1" meta:paragraph-count="14" meta:word-count="121" meta:character-count="695" meta:non-whitespace-character-count="600"/>
    <meta:generator>LibreOffice/3.6$Linux_x86 LibreOffice_project/360m1$Build-2</meta:generator>
  </office:meta>
</office:document-meta>
</file>